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Sans Pro" svg:font-family="'Source Sans 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fo:font-size="14pt" fo:font-weight="normal" officeooo:rsid="001dee9f" officeooo:paragraph-rsid="001d144f" style:font-size-asian="14pt" style:font-weight-asian="normal" style:font-size-complex="14pt" style:font-weight-complex="normal"/>
    </style:style>
    <style:style style:name="P4" style:family="paragraph" style:parent-style-name="Standard">
      <style:text-properties style:font-name="Tahoma" fo:font-size="14pt" fo:font-weight="normal" officeooo:rsid="001ee115" officeooo:paragraph-rsid="001ee115" style:font-size-asian="14pt" style:font-weight-asian="normal" style:font-size-complex="14pt" style:font-weight-complex="normal"/>
    </style:style>
    <style:style style:name="P5" style:family="paragraph" style:parent-style-name="Standard">
      <style:text-properties style:font-name="Tahoma" officeooo:rsid="001c6f99" officeooo:paragraph-rsid="001c6f99"/>
    </style:style>
    <style:style style:name="P6" style:family="paragraph" style:parent-style-name="Standard">
      <style:text-properties style:font-name="Tahoma" officeooo:rsid="001d144f" officeooo:paragraph-rsid="001d144f"/>
    </style:style>
    <style:style style:name="P7" style:family="paragraph" style:parent-style-name="Standard">
      <style:text-properties style:font-name="Tahoma" fo:font-size="12pt" fo:font-weight="normal" officeooo:rsid="001ee115" officeooo:paragraph-rsid="001ee115" style:font-size-asian="12pt" style:font-weight-asian="normal" style:font-size-complex="12pt" style:font-weight-complex="normal"/>
    </style:style>
    <style:style style:name="P8" style:family="paragraph" style:parent-style-name="Standard">
      <style:text-properties style:font-name="Tahoma" fo:font-size="12pt" fo:font-weight="normal" officeooo:rsid="002003e4" officeooo:paragraph-rsid="002003e4" style:font-size-asian="12pt" style:font-weight-asian="normal" style:font-size-complex="12pt" style:font-weight-complex="normal"/>
    </style:style>
    <style:style style:name="P9" style:family="paragraph" style:parent-style-name="Standard">
      <style:text-properties officeooo:paragraph-rsid="00215a59"/>
    </style:style>
    <style:style style:name="P10" style:family="paragraph" style:parent-style-name="Heading_20_2">
      <style:text-properties fo:font-size="14pt" fo:font-weight="normal" style:font-size-asian="14pt" style:font-weight-asian="normal" style:font-size-complex="14pt" style:font-weight-complex="normal"/>
    </style:style>
    <style:style style:name="P11" style:family="paragraph" style:parent-style-name="Heading_20_2">
      <style:text-properties style:font-name="Tahoma" fo:font-size="14pt" fo:font-weight="normal" style:font-size-asian="14pt" style:font-weight-asian="normal" style:font-size-complex="14pt" style:font-weight-complex="normal"/>
    </style:style>
    <style:style style:name="T1" style:family="text">
      <style:text-properties officeooo:rsid="001dee9f"/>
    </style:style>
    <style:style style:name="T2" style:family="text">
      <style:text-properties officeooo:rsid="002003e4"/>
    </style:style>
    <style:style style:name="T3" style:family="text">
      <style:text-properties fo:font-variant="normal" fo:text-transform="none" fo:color="#333333" style:font-name="Tahoma"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333333" style:font-name="Tahoma" fo:font-size="12pt" fo:letter-spacing="normal" fo:font-style="normal" fo:font-weight="bold" officeooo:rsid="002003e4" style:font-size-asian="12pt" style:font-weight-asian="bold" style:font-size-complex="12pt" style:font-weight-complex="bold"/>
    </style:style>
    <style:style style:name="T5" style:family="text">
      <style:text-properties style:font-name="Tahoma" fo:font-size="12pt" fo:font-weight="normal" officeooo:rsid="001ee115" style:font-size-asian="12pt" style:font-weight-asian="normal" style:font-size-complex="12pt" style:font-weight-complex="normal"/>
    </style:style>
    <style:style style:name="T6" style:family="text">
      <style:text-properties style:font-name="Tahoma" fo:font-size="12pt" fo:font-weight="normal" officeooo:rsid="002003e4" style:font-size-asian="12pt" style:font-weight-asian="normal" style:font-size-complex="12pt" style:font-weight-complex="normal"/>
    </style:style>
    <style:style style:name="T7" style:family="text">
      <style:text-properties style:font-name="Tahoma" fo:font-size="12pt" fo:font-weight="normal" officeooo:rsid="001dee9f" style:font-size-asian="12pt" style:font-weight-asian="normal" style:font-size-complex="12pt" style:font-weight-complex="normal"/>
    </style:style>
    <style:style style:name="T8" style:family="text">
      <style:text-properties style:font-name="Tahoma" fo:font-size="12pt" fo:font-weight="normal" officeooo:rsid="00215a59" style:font-size-asian="12pt" style:font-weight-asian="normal" style:font-size-complex="12pt" style:font-weight-complex="normal"/>
    </style:style>
    <style:style style:name="T9" style:family="text">
      <style:text-properties officeooo:rsid="00215a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äärittelydokumentti</text:h>
      <text:p text:style-name="P1"/>
      <text:p text:style-name="P5"/>
      <text:h text:style-name="P10" text:outline-level="2">1. <text:span text:style-name="T9">Työn esittely</text:span></text:h>
      <text:p text:style-name="P6">Kivi-sakset-paperissa tekoälyn tarvitsee tarkastella aiemmin pelattujen käsien tulosta ja päätellä niistä todennäköisin vaihtoehto, jonka pelaaja valitsee. Luomalla kaikista aiemmin pelatuista käsistä merkkijonon ja tarkastelemalla siinä esiintyviä säännöllisyyksiä <text:span text:style-name="T1">erilaisilla merkkijonohakualgoritmeilla, tekoäly voi päätellä pelaajan todennäköisimmän valinnan seuraavaan erään. Harjoitustyössäni pyrin käyttämään useampia algoritmejä seuraavan siirron ennakoimiseen ja pisteyttämään niitä niiden onnistumisien mukaan. Tämä mahdollistaa algoritmin vaihtamisen lennosta, jos vastassa on esimerkiksi toinen tekoäly.</text:span></text:p>
      <text:p text:style-name="P3"/>
      <text:h text:style-name="P10" text:outline-level="2">2. <text:span text:style-name="T9">Käytettävät algoritmit ja tietorakenteet</text:span></text:h>
      <text:p text:style-name="P9"><text:span text:style-name="T5">Valitsin </text:span><text:span text:style-name="T6">alustavasti </text:span><text:span text:style-name="T3">Knuth-Morris-Pratt</text:span><text:span text:style-name="T4">in</text:span><text:span text:style-name="T3"> Algori</text:span><text:span text:style-name="T4">tmin</text:span><text:span text:style-name="T3"> (KMP)</text:span><text:span text:style-name="T5">, koska se mahdollistaa </text:span><text:span text:style-name="T6">merkkijonojen hahmontunnistuksen tarpeeksi nopeasti ja mahdollistaa tekoälyn “oppimisen” kesken pelin</text:span><text:span text:style-name="T5">. </text:span><text:span text:style-name="T6">Syötteinä ohjelma saa pelaajan valitseman käden ja tiedon </text:span><text:span text:style-name="T8">erän tuloksesta</text:span><text:span text:style-name="T6"> joka kierroksen jälkeen. </text:span><text:span text:style-name="T7">Tietorakenteista käyttöön tulevat ainakin tavalliset listat, merkkijonot ja mahdollisesti puu</text:span><text:span text:style-name="T6">rakenteet</text:span><text:span text:style-name="T7">.</text:span><text:span text:style-name="T6"> </text:span><text:span text:style-name="T5">Tavoitteena on tehdä algoritmista O(n) aikavaativuudeltaan ja tilavaativuudeltaan.</text:span></text:p>
      <text:p text:style-name="P4"/>
      <text:p text:style-name="P4"/>
      <text:p text:style-name="P4"/>
      <text:p text:style-name="P4"/>
      <text:p text:style-name="P4"/>
      <text:h text:style-name="P11" text:outline-level="2"><text:span text:style-name="T2">3</text:span>. Lähteet</text:h>
      <text:p text:style-name="P7">http://www.dllu.net/programming/rps/</text:p>
      <text:p text:style-name="P8">http://en.wikipedia.org/wiki/Knuth–Morris–Pratt_algorithm</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ource Sans Pro" svg:font-family="'Source Sans 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1-16T23:50:27.768000000</dc:date>
    <meta:editing-duration>P1DT4H32M4S</meta:editing-duration>
    <meta:editing-cycles>2</meta:editing-cycles>
    <meta:generator>LibreOffice/4.2.7.2$Windows_x86 LibreOffice_project/933c0aa564ec4f8883ed5732c866db48dca4dac5</meta:generator>
    <meta:document-statistic meta:table-count="0" meta:image-count="0" meta:object-count="0" meta:page-count="1" meta:paragraph-count="8" meta:word-count="126" meta:character-count="1267" meta:non-whitespace-character-count="1151"/>
  </office:meta>
</office:document-meta>
</file>